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fo:text-align="start" style:justify-single-word="false"/>
      <style:text-properties fo:font-size="12pt" fo:font-weight="normal" style:font-size-asian="12pt" style:font-weight-asian="normal" style:font-size-complex="12pt" style:font-weight-complex="normal"/>
    </style:style>
    <style:style style:name="P2" style:family="paragraph" style:parent-style-name="Text_20_body" style:list-style-name="L1">
      <style:paragraph-properties fo:line-height="200%"/>
    </style:style>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paragraph-properties fo:margin-top="0in" fo:margin-bottom="0in" fo:line-height="200%"/>
    </style:style>
    <style:style style:name="P6" style:family="paragraph" style:parent-style-name="Text_20_body" style:list-style-name="L1">
      <style:paragraph-properties fo:margin-top="0in" fo:margin-bottom="0in" fo:line-height="200%"/>
    </style:style>
    <style:style style:name="P7" style:family="paragraph" style:parent-style-name="Text_20_body">
      <style:paragraph-properties fo:margin-top="0in" fo:margin-bottom="0in" fo:line-height="100%"/>
    </style:style>
    <style:style style:name="P8" style:family="paragraph" style:parent-style-name="Standard">
      <style:paragraph-properties fo:line-height="200%" fo:text-align="end" style:justify-single-word="false"/>
    </style:style>
    <style:style style:name="P9" style:family="paragraph" style:parent-style-name="Heading_20_1">
      <style:paragraph-properties fo:line-height="200%" fo:text-align="center" style:justify-single-word="false"/>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Zack Austin</text:p>
      <text:p text:style-name="P8">2/24/15</text:p>
      <text:p text:style-name="P8">Activity 7</text:p>
      <text:h text:style-name="P9" text:outline-level="1">One-Day Listening Journal and Self-Evaluation Worksheet </text:h>
      <text:p text:style-name="P1">Behaviors towards a <text:span text:style-name="T3">friend</text:span><text:span text:style-name="T4">:</text:span></text:p>
      <text:list xml:id="list6328525219030661073" text:style-name="L1">
        <text:list-item>
          <text:p text:style-name="P4">What were your feelings as you listened?</text:p>
        </text:list-item>
      </text:list>
      <text:p text:style-name="P3"><text:tab/><text:tab/></text:p>
      <text:p text:style-name="P3"><text:tab/><text:tab/>Optimistic and content.</text:p>
      <text:p text:style-name="P3"/>
      <text:list xml:id="list43579599" text:continue-numbering="true" text:style-name="L1">
        <text:list-item>
          <text:p text:style-name="P4">How did you listen - full attention, distractions, empathy? </text:p>
        </text:list-item>
      </text:list>
      <text:p text:style-name="P3"/>
      <text:p text:style-name="P3"><text:tab/><text:tab/>Highly casual and partially attentive.</text:p>
      <text:p text:style-name="P3"/>
      <text:list xml:id="list43556788" text:continue-numbering="true" text:style-name="L1">
        <text:list-item>
          <text:p text:style-name="P4">What made listening <text:span text:style-name="T1">easy </text:span>for you? </text:p>
        </text:list-item>
      </text:list>
      <text:p text:style-name="P3"><text:tab/><text:tab/></text:p>
      <text:p text:style-name="P3"><text:tab/><text:tab/>The eased and relaxed feelings.</text:p>
      <text:p text:style-name="P3"/>
      <text:list xml:id="list43578741" text:continue-numbering="true" text:style-name="L1">
        <text:list-item>
          <text:p text:style-name="P4">What made listening <text:span text:style-name="T1">difficult</text:span><text:span text:style-name="T2"> for</text:span> you? </text:p>
        </text:list-item>
      </text:list>
      <text:p text:style-name="P3"><text:tab/><text:tab/></text:p>
      <text:p text:style-name="P3"><text:tab/><text:tab/>My reservations that coincide with my personality.</text:p>
      <text:p text:style-name="P3"/>
      <text:list xml:id="list43564262" text:continue-numbering="true" text:style-name="L1">
        <text:list-item>
          <text:p text:style-name="P2">Include an explanation of what specific steps you must take to become a better listener. </text:p>
        </text:list-item>
      </text:list>
      <text:p text:style-name="P5"><text:tab/><text:tab/>I need to not act indifferent when in more casual settings, I miss the nonverbal cues that occur from these situations.</text:p>
      <text:p text:style-name="P3"/>
      <text:p text:style-name="P1">Behaviors towards a <text:span text:style-name="T3">professor</text:span><text:span text:style-name="T4">:</text:span></text:p>
      <text:list xml:id="list43570343" text:continue-list="list43564262" text:style-name="L1">
        <text:list-item text:start-value="1">
          <text:p text:style-name="P6">What were your feelings as you listened?</text:p>
        </text:list-item>
      </text:list>
      <text:p text:style-name="P5"><text:tab/><text:tab/>Intrigued and encouraged towards higher education.</text:p>
      <text:list xml:id="list43559579" text:continue-numbering="true" text:style-name="L1">
        <text:list-item>
          <text:p text:style-name="P6">How did you listen - full attention, distractions, empathy? </text:p>
        </text:list-item>
      </text:list>
      <text:p text:style-name="P5"><text:tab/><text:tab/>I'm more sympathetic and receptive giving more attention and act more absorbed while trying to ask questions. </text:p>
      <text:p text:style-name="P5"/>
      <text:list xml:id="list43571913" text:continue-numbering="true" text:style-name="L1">
        <text:list-item>
          <text:p text:style-name="P6"><text:soft-page-break/>What made listening <text:span text:style-name="T1">easy </text:span>for you? </text:p>
        </text:list-item>
      </text:list>
      <text:p text:style-name="P5"><text:tab/><text:tab/>I easily feel fascinated towards the deeper understanding of subjects.</text:p>
      <text:list xml:id="list43570956" text:continue-numbering="true" text:style-name="L1">
        <text:list-item>
          <text:p text:style-name="P6">What made listening <text:span text:style-name="T1">difficult</text:span><text:span text:style-name="T2"> for</text:span> you? </text:p>
        </text:list-item>
      </text:list>
      <text:p text:style-name="P5"><text:tab/><text:tab/>I overanalyze what is said and feel a little vulnerable intellectually.</text:p>
      <text:list xml:id="list43586320" text:continue-numbering="true" text:style-name="L1">
        <text:list-item>
          <text:p text:style-name="P2">Include an explanation of what specific steps you must take to become a better listener. </text:p>
        </text:list-item>
      </text:list>
      <text:p text:style-name="P5"><text:tab/><text:tab/>Generally I can't help but always agree with what they say regardless if I believe it. I need to more be more active in giving my input and stances on things so the conversations feel more dyadic.</text:p>
      <text:p text:style-name="P3"/>
      <text:p text:style-name="P1">Behaviors towards a <text:span text:style-name="T3">family member</text:span><text:span text:style-name="T4">:</text:span></text:p>
      <text:list xml:id="list43583248" text:continue-list="list43586320" text:style-name="L1">
        <text:list-item text:start-value="1">
          <text:p text:style-name="P6">What were your feelings as you listened?</text:p>
        </text:list-item>
      </text:list>
      <text:p text:style-name="P5"><text:tab/><text:tab/>Happy and more confident.</text:p>
      <text:list xml:id="list43565977" text:continue-numbering="true" text:style-name="L1">
        <text:list-item>
          <text:p text:style-name="P6">How did you listen - full attention, distractions, empathy? </text:p>
        </text:list-item>
      </text:list>
      <text:p text:style-name="P5"><text:tab/><text:tab/>I'm the most empathetic and playful with family members.</text:p>
      <text:list xml:id="list43569743" text:continue-numbering="true" text:style-name="L1">
        <text:list-item>
          <text:p text:style-name="P6">What made listening <text:span text:style-name="T1">easy</text:span><text:span text:style-name="T2"> for</text:span> you? </text:p>
        </text:list-item>
      </text:list>
      <text:p text:style-name="P5"><text:tab/><text:tab/>They're very accepting of my nature.</text:p>
      <text:list xml:id="list43577196" text:continue-numbering="true" text:style-name="L1">
        <text:list-item>
          <text:p text:style-name="P6">What made listening <text:span text:style-name="T1">difficult</text:span><text:span text:style-name="T2"> for</text:span> you? </text:p>
        </text:list-item>
      </text:list>
      <text:p text:style-name="P5"><text:tab/><text:tab/>I tend to glaze over and stop listening even though I enjoy talking to them (my mom).</text:p>
      <text:list xml:id="list43563461" text:continue-numbering="true" text:style-name="L1">
        <text:list-item>
          <text:p text:style-name="P2">Include an explanation of what specific steps you must take to become a better listener. </text:p>
        </text:list-item>
      </text:list>
      <text:p text:style-name="P5"><text:tab/><text:tab/>I don't feel like I'm engaged in their lives enough. I'm worried abvout my own problems with school and don't take their lives more seriously even if I'm sympathetic. I need to focus on the topics of their lives.</text:p>
      <text:p text:style-name="P7">In at least 250 words, double spaced, one inch margins, Times New Roman, with 12 point font respond to the following questions: 1) What did you learn about your listening behaviors by completing your listening journal? 2) What are your strengths as a listener? 3) What are some of the complex barriers to listening that you face? Submit your paper as indicated in Canvas on or before 11:59 PM (MST) on t Feb. 24, 2014 to receive full credit.</text:p>
      <text:p text:style-name="P7"/>
      <text:p text:style-name="P5"><text:soft-page-break/><text:tab/>As I was going through this activity I've learned that my behaviors are rather normal and perhaps even expected for these different groups of people. This is a nice problem for me as it's something I feel I can easily work on. For people that are close to me whether they're family or friends I tend to be overly dismissive of the information they share to me about their lives. Even though I enjoy the time talking with them and feel I'm a positive influence in their lives I'm not actively participating with what's being said to me. In contrast, I tend to both overly analyze as well as take everything my professors say as fact and perhaps respect their opinions to openly. In both these formal and informal sets of people I seem to not be as active as I would want to be in these situations and would hope that I try harder to be more critical and responsive in communications.</text:p>
      <text:p text:style-name="P5"><text:tab/>However, not everything about my listening skills seem to be negative. I appropriately appreciate the conversations I have with people and I tend to never be competitive, interruptive, or argumentative about their opinions. I may not always try to share my opinions and attitudes with these people, but I don't tend to belittle or dismiss things that are said to me. Even information that does not pertain to my values or beliefs I tend to stay positive and optimistic of what they have to say.</text:p>
      <text:p text:style-name="P5"><text:tab/>Going forward I need to do a few things to become a better listener and defeat a few barriers that have been problematic to my listening situations. After I've positively been a part of anothers conversation I need to try to continue to apply their feelings and beliefs to my own. Sometimes when I do manage to do this I may be overly dramatic and sarcastic when applying this information to forcefully make them understand my position, instead of focusing on the substance of what I mean. Even in writing some of these activities you have us do I tend to act a bit sarcastic and dramatic even when I have extra time ahead to think of what I'm trying to say. Although these are serious problems I'm working on, I feel that thinking about them and realizing these faults are going to help me stop making these same mistakes quite as of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k Austin</meta:initial-creator>
    <meta:creation-date>2015-02-24T22:59:12.74</meta:creation-date>
    <dc:date>2015-02-24T23:40:38.74</dc:date>
    <dc:creator>Zack Austin</dc:creator>
    <meta:editing-duration>PT41M23S</meta:editing-duration>
    <meta:editing-cycles>9</meta:editing-cycles>
    <meta:generator>OpenOffice/4.0.0$Win32 OpenOffice.org_project/400m3$Build-9702</meta:generator>
    <meta:document-statistic meta:table-count="0" meta:image-count="0" meta:object-count="0" meta:page-count="3" meta:paragraph-count="44" meta:word-count="845" meta:character-count="4858"/>
  </office:meta>
</office:document-meta>
</file>